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draw:auto-grow-height="true" fo:min-height="12.178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mada de decisão e<text:line-break/>Administração Pública</text:p>
          </draw:text-box>
        </draw:frame>
        <draw:frame presentation:style-name="pr2" draw:text-style-name="P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É um regime onde se pretende que existam efetivos mecanismos de controle exercidos pela sociedade civil sobre a </text:span><text:span text:style-name="T2">administração pública</text:span><text:span text:style-name="T1">, não se reduzindo o papel democrático apenas ao voto, mas também estendendo a democracia para a esfera soci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mocracia participavia, o que é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Democracia participativa significa a possibilidade de intervenção direta dos cidadãos nos procedimentos de tomada de decisão e de controle do exercício do Poder.</text:p>
                <text:p/>
                <text:p/>
              </text:list-item>
              <text:list-item>
                <text:p>Fonte: wikipe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Estudando Democracia Participavia</text:p>
          </draw:text-box>
        </draw:frame>
        <draw:frame presentation:style-name="pr6" draw:text-style-name="P3" draw:layer="layout" svg:width="25.199cm" svg:height="12.178cm" svg:x="1.4cm" svg:y="4.914cm" presentation:class="subtitle">
          <draw:text-box>
            <text:p><text:span text:style-name="T3">- Estudo bibliográfico</text:span></text:p>
            <text:p><text:span text:style-name="T3">- Análise bibliométri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studo bibliométrico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Levantamentos no portal Web of Knowledgement</text:p>
              </text:list-item>
              <text:list-item>
                <text:p>Dois banco de dados</text:p>
                <text:list>
                  <text:list-item>
                    <text:p>Participative democracy: 1001 articles</text:p>
                  </text:list-item>
                  <text:list-item>
                    <text:p>Democracia participativa: 192 artigos</text:p>
                  </text:list-item>
                </text:list>
              </text:list-item>
              <text:list-item>
                <text:p>Buscas:</text:p>
                <text:list>
                  <text:list-item>
                    <text:p>Democracy: 59.273 resul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cipais revistas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cipais autores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ublicação x ano</text:p>
          </draw:text-box>
        </draw:frame>
        <draw:frame presentation:style-name="pr2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odelo de tomada de decisão coletiva, Democracia Participativa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volução do slide 1 para decisões</text:p>
              </text:list-item>
              <text:list-item>
                <text:p>Foco nos processos decisórios envolvendo a participação popu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4:00:47.706597274</meta:creation-date>
    <dc:date>2014-06-18T13:43:43.899063668</dc:date>
    <meta:editing-duration>PT4M56S</meta:editing-duration>
    <meta:editing-cycles>9</meta:editing-cycles>
    <meta:generator>LibreOffice/4.2.3.3$Linux_x86 LibreOffice_project/420m0$Build-3</meta:generator>
    <meta:document-statistic meta:object-count="53"/>
  </office:meta>
</office:document-meta>
</file>